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6.956cm" table:align="right"/>
    </style:style>
    <style:style style:name="Table2.A" style:family="table-column">
      <style:table-column-properties style:column-width="1.804cm"/>
    </style:style>
    <style:style style:name="Table2.B" style:family="table-column">
      <style:table-column-properties style:column-width="5.195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5.304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1a0c92" officeooo:paragraph-rsid="001a0c92" style:font-weight-asian="bold" style:font-weight-complex="bold"/>
    </style:style>
    <style:style style:name="P2" style:family="paragraph" style:parent-style-name="Standard">
      <style:text-properties fo:font-weight="bold" officeooo:rsid="001a0c92" officeooo:paragraph-rsid="00203aa7" style:font-weight-asian="bold" style:font-weight-complex="bold"/>
    </style:style>
    <style:style style:name="P3" style:family="paragraph" style:parent-style-name="Standard">
      <style:text-properties fo:font-weight="bold" officeooo:rsid="001a0c92" officeooo:paragraph-rsid="00206e7f" style:font-weight-asian="bold" style:font-weight-complex="bold"/>
    </style:style>
    <style:style style:name="P4" style:family="paragraph" style:parent-style-name="Standard">
      <style:text-properties fo:font-weight="bold" officeooo:rsid="001ba0a7" officeooo:paragraph-rsid="001ba0a7" style:font-weight-asian="bold" style:font-weight-complex="bold"/>
    </style:style>
    <style:style style:name="P5" style:family="paragraph" style:parent-style-name="Standard">
      <style:text-properties fo:font-weight="bold" officeooo:rsid="001f3b0e" officeooo:paragraph-rsid="001f3b0e" style:font-weight-asian="bold" style:font-weight-complex="bold"/>
    </style:style>
    <style:style style:name="P6" style:family="paragraph" style:parent-style-name="Standard">
      <style:text-properties fo:font-weight="bold" officeooo:rsid="00229c8e" officeooo:paragraph-rsid="00229c8e" style:font-weight-asian="bold" style:font-weight-complex="bold"/>
    </style:style>
    <style:style style:name="P7" style:family="paragraph" style:parent-style-name="Standard">
      <style:text-properties fo:font-weight="bold" officeooo:rsid="0024f6b9" officeooo:paragraph-rsid="0024f6b9" style:font-weight-asian="bold" style:font-weight-complex="bold"/>
    </style:style>
    <style:style style:name="P8" style:family="paragraph" style:parent-style-name="Standard">
      <style:text-properties fo:font-weight="normal" officeooo:rsid="001ba0a7" officeooo:paragraph-rsid="001ba0a7" style:font-weight-asian="normal" style:font-weight-complex="normal"/>
    </style:style>
    <style:style style:name="P9" style:family="paragraph" style:parent-style-name="Standard">
      <style:text-properties fo:font-weight="normal" officeooo:rsid="001c98fb" officeooo:paragraph-rsid="001a0c92" style:font-weight-asian="normal" style:font-weight-complex="normal"/>
    </style:style>
    <style:style style:name="P10" style:family="paragraph" style:parent-style-name="Standard">
      <style:text-properties fo:font-weight="normal" officeooo:rsid="00222a40" officeooo:paragraph-rsid="00222a40" style:font-weight-asian="normal" style:font-weight-complex="normal"/>
    </style:style>
    <style:style style:name="P11" style:family="paragraph" style:parent-style-name="Standard">
      <style:text-properties fo:font-weight="normal" officeooo:rsid="00239e40" officeooo:paragraph-rsid="00239e40" style:font-weight-asian="normal" style:font-weight-complex="normal"/>
    </style:style>
    <style:style style:name="P12" style:family="paragraph" style:parent-style-name="Standard">
      <style:text-properties fo:font-weight="normal" officeooo:rsid="0024f6b9" officeooo:paragraph-rsid="0024f6b9" style:font-weight-asian="normal" style:font-weight-complex="normal"/>
    </style:style>
    <style:style style:name="P13" style:family="paragraph" style:parent-style-name="Table_20_Contents">
      <style:text-properties officeooo:rsid="001a0c92" officeooo:paragraph-rsid="001a0c92"/>
    </style:style>
    <style:style style:name="P14" style:family="paragraph" style:parent-style-name="Table_20_Contents">
      <style:text-properties officeooo:rsid="001a0c92" officeooo:paragraph-rsid="00206e7f"/>
    </style:style>
    <style:style style:name="P15" style:family="paragraph" style:parent-style-name="Table_20_Contents">
      <style:text-properties officeooo:rsid="001ba0a7" officeooo:paragraph-rsid="001ba0a7"/>
    </style:style>
    <style:style style:name="P16" style:family="paragraph" style:parent-style-name="Table_20_Contents">
      <style:text-properties fo:font-weight="bold" officeooo:rsid="001ba0a7" officeooo:paragraph-rsid="001ba0a7" style:font-weight-asian="bold" style:font-weight-complex="bold"/>
    </style:style>
    <style:style style:name="P17" style:family="paragraph" style:parent-style-name="Table_20_Contents">
      <style:text-properties fo:font-weight="bold" officeooo:rsid="001bd3b6" officeooo:paragraph-rsid="001bd3b6" style:font-weight-asian="bold" style:font-weight-complex="bold"/>
    </style:style>
    <style:style style:name="P18" style:family="paragraph" style:parent-style-name="Table_20_Contents">
      <style:text-properties officeooo:rsid="001bd3b6" officeooo:paragraph-rsid="001bd3b6"/>
    </style:style>
    <style:style style:name="P19" style:family="paragraph" style:parent-style-name="Table_20_Contents">
      <style:text-properties officeooo:rsid="00229c8e" officeooo:paragraph-rsid="00229c8e"/>
    </style:style>
    <style:style style:name="T1" style:family="text">
      <style:text-properties officeooo:rsid="001ba0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310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3aa7"/>
    </style:style>
    <style:style style:name="T6" style:family="text">
      <style:text-properties officeooo:rsid="00206e7f"/>
    </style:style>
    <style:style style:name="T7" style:family="text">
      <style:text-properties officeooo:rsid="002931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de símbolos para Variáveis <text:span text:style-name="T1">e Constantes</text:span>:</text:p>
      <text:p text:style-name="P4"/>
      <text:p text:style-name="P8"><text:span text:style-name="T2">Categoria:</text:span> array, matriz, variavel, constante.</text:p>
      <text:p text:style-name="P4">Dimensão (exemplo): <text:span text:style-name="T4">matriz</text:span> (<text:span text:style-name="T4">5x2) array (100) </text:span></text:p>
      <text:p text:style-name="P16">Escopo: <text:span text:style-name="T4">global ou local</text:span></text:p>
      <text:p text:style-name="P17">Init (inicialização):<text:span text:style-name="T4"> True ou False </text:span></text:p>
      <text:p text:style-name="P1"/>
      <text:p text:style-name="P5">Obs: <text:span text:style-name="T4">deletar os dados referentes às variáveis locais logo após o término da análise do seu escopo, ou seja, uma função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283816040832">
          <table:table-cell table:style-name="Table1.A1" office:value-type="string">
            <text:p text:style-name="P13">Nome:</text:p>
          </table:table-cell>
          <table:table-cell table:style-name="Table1.A1" office:value-type="string">
            <text:p text:style-name="P13">Tipo:</text:p>
          </table:table-cell>
          <table:table-cell table:style-name="Table1.A1" office:value-type="string">
            <text:p text:style-name="P15">Categoria:</text:p>
          </table:table-cell>
          <table:table-cell table:style-name="Table1.A1" office:value-type="string">
            <text:p text:style-name="P15">Dimensão:</text:p>
          </table:table-cell>
          <table:table-cell table:style-name="Table1.A1" office:value-type="string">
            <text:p text:style-name="P15">Escopo:</text:p>
          </table:table-cell>
          <table:table-cell table:style-name="Table1.A1" office:value-type="string">
            <text:p text:style-name="P18">Init:</text:p>
          </table:table-cell>
        </table:table-row>
      </table:table>
      <text:p text:style-name="P9"/>
      <text:p text:style-name="P9"/>
      <text:p text:style-name="P2">Tabela de símbolos para <text:span text:style-name="T5">Funções</text:span>:</text:p>
      <text:p text:style-name="P2"/>
      <text:p text:style-name="P6">Parâmetros: <text:span text:style-name="T4">[ int , float , cadeia ]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83819095072">
          <table:table-cell table:style-name="Table2.A1" office:value-type="string">
            <text:p text:style-name="P14">Nome:</text:p>
          </table:table-cell>
          <table:table-cell table:style-name="Table2.A1" office:value-type="string">
            <text:p text:style-name="P14"><text:span text:style-name="T6">Retorno</text:span>:</text:p>
          </table:table-cell>
          <table:table-cell table:style-name="Table2.A1" office:value-type="string">
            <text:p text:style-name="P19">Qtd de Parâmetros:</text:p>
          </table:table-cell>
          <table:table-cell table:style-name="Table2.A1" office:value-type="string">
            <text:p text:style-name="P19">Parâmetros:</text:p>
          </table:table-cell>
        </table:table-row>
      </table:table>
      <text:p text:style-name="P3"/>
      <text:p text:style-name="P12"/>
      <text:p text:style-name="P12">Usar uma hash para realizar a análise da sobrecarga de funções:</text:p>
      <text:p text:style-name="P12">Valores para geração da chave única: <text:span text:style-name="T2">(nome_da_função, qtd_de_parâmetros e o tipo dos parâmetros) .</text:span></text:p>
      <text:p text:style-name="P12"><text:span text:style-name="T2">Exemplo: </text:span></text:p>
      <text:p text:style-name="P12"/>
      <text:p text:style-name="P12">int a;</text:p>
      <text:p text:style-name="P12">int b;</text:p>
      <text:p text:style-name="P10">teste ( a , b );</text:p>
      <text:p text:style-name="P7">HASH:</text:p>
      <text:p text:style-name="P11">{</text:p>
      <text:p text:style-name="P11"><text:s text:c="2"/>“teste2intfloat”: { <text:s/>}</text:p>
      <text:p text:style-name="P11"><text:s text:c="2"/>“teste2intint”:</text:p>
      <text:p text:style-name="P11"/>
      <text:p text:style-name="P11">}</text:p>
      <text:p text:style-name="P11"/>
      <text:p text:style-name="P11"><text:span text:style-name="T3">Obs:</text:span><text:span text:style-name="T7"> </text:span>É <text:span text:style-name="T7">necessário apresentar ao usuário as opções disponíveis para chamada caso um erro de chamada de função seja encontr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6:12:18.321014661</meta:creation-date>
    <dc:date>2021-11-11T17:24:06.608863798</dc:date>
    <meta:editing-duration>PT1H1M31S</meta:editing-duration>
    <meta:editing-cycles>16</meta:editing-cycles>
    <meta:generator>LibreOffice/6.4.7.2$Linux_X86_64 LibreOffice_project/40$Build-2</meta:generator>
    <meta:document-statistic meta:table-count="2" meta:image-count="0" meta:object-count="0" meta:page-count="1" meta:paragraph-count="30" meta:word-count="136" meta:character-count="838" meta:non-whitespace-character-count="724"/>
  </office:meta>
</office:document-meta>
</file>